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pitch="variable"/>
    <style:font-face style:name="Noto Sans CJK SC Regular" svg:font-family="'Noto Sans CJK SC Regular'" style:font-family-generic="system" style:font-pitch="variable"/>
    <style:font-face style:name="OpenSymbol" svg:font-family="OpenSymbol"/>
    <style:font-face style:name="StarSymbol" svg:font-family="StarSymbol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5" style:family="table">
      <style:table-properties style:width="6.6979in" fo:margin-left="0in" table:align="left"/>
    </style:style>
    <style:style style:name="Tableau5.A" style:family="table-column">
      <style:table-column-properties style:column-width="3.9361in"/>
    </style:style>
    <style:style style:name="Tableau5.B" style:family="table-column">
      <style:table-column-properties style:column-width="2.7618in"/>
    </style:style>
    <style:style style:name="Tableau5.1" style:family="table-row">
      <style:table-row-properties style:min-row-height="0.9792in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Standard">
      <style:text-properties style:font-name="Arial" fo:font-size="10.5pt" officeooo:paragraph-rsid="0036aa53" style:font-size-asian="10.5pt" style:font-size-complex="10.5pt"/>
    </style:style>
    <style:style style:name="P4" style:family="paragraph" style:parent-style-name="UrbanBody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36aa53" style:font-size-asian="10pt" style:font-size-complex="10pt"/>
    </style:style>
    <style:style style:name="P9" style:family="paragraph" style:parent-style-name="Standard">
      <style:paragraph-properties fo:margin-top="0in" fo:margin-bottom="0.839in" style:contextual-spacing="false" fo:text-align="start" style:justify-single-word="false"/>
      <style:text-properties style:font-name="Arial" fo:font-size="10pt" officeooo:paragraph-rsid="0036aa53" style:font-size-asian="10pt" style:font-size-complex="10pt"/>
    </style:style>
    <style:style style:name="P10" style:family="paragraph" style:parent-style-name="UrbanTitle">
      <style:text-properties style:font-name="Arial" fo:font-size="14pt" style:text-underline-style="none" officeooo:paragraph-rsid="001a571a" style:font-size-asian="14pt" style:font-size-complex="14pt"/>
    </style:style>
    <style:style style:name="P11" style:family="paragraph" style:parent-style-name="UrbanTitle">
      <style:paragraph-properties fo:text-align="start" style:justify-single-word="false"/>
      <style:text-properties fo:color="#000000" loext:opacity="100%" style:font-name="arial" fo:font-size="11pt" fo:font-style="normal" style:text-underline-style="none" fo:font-weight="bold" officeooo:rsid="0084aa93" officeooo:paragraph-rsid="0036aa53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Frame_20_contents">
      <style:text-properties fo:color="#ce181e" loext:opacity="100%" style:font-name="Arial" fo:font-size="10.5pt" fo:font-style="italic" style:text-underline-style="none" fo:font-weight="normal" officeooo:rsid="002cf8be" officeooo:paragraph-rsid="0036aa53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Frame_20_contents">
      <style:text-properties fo:color="#000000" loext:opacity="100%" style:font-name="Arial" fo:font-size="11pt" officeooo:paragraph-rsid="0036aa53" fo:background-color="transparent" style:font-size-asian="11pt" style:font-size-complex="11pt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fo:color="#000000" loext:opacity="100%"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loext:opacity="100%"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loext:opacity="100%" fo:font-size="11pt" fo:font-style="normal" fo:background-color="transparent" loext:char-shading-value="0" style:font-size-asian="11pt" style:font-style-asian="normal" style:font-size-complex="11pt" style:font-style-complex="normal"/>
    </style:style>
    <style:style style:name="T10" style:family="text">
      <style:text-properties fo:color="#000000" loext:opacity="100%" fo:font-size="11pt" fo:font-style="normal" officeooo:rsid="003fb73f" fo:background-color="transparent" loext:char-shading-value="0" style:font-size-asian="11pt" style:font-style-asian="normal" style:font-size-complex="11pt" style:font-style-complex="normal"/>
    </style:style>
    <style:style style:name="T11" style:family="text">
      <style:text-properties officeooo:rsid="0005ad24"/>
    </style:style>
    <style:style style:name="T12" style:family="text">
      <style:text-properties style:text-underline-style="none" fo:font-weight="normal"/>
    </style:style>
    <style:style style:name="T13" style:family="text">
      <style:text-properties style:text-underline-style="none" fo:font-weight="normal" officeooo:rsid="00396427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font-weight-asian="normal" style:font-weight-complex="normal"/>
    </style:style>
    <style:style style:name="T16" style:family="text">
      <style:text-properties officeooo:rsid="00072bdd" fo:background-color="transparent" loext:char-shading-value="0" style:font-weight-asian="normal" style:font-weight-complex="normal"/>
    </style:style>
    <style:style style:name="T17" style:family="text">
      <style:text-properties officeooo:rsid="00051fc3" fo:background-color="transparent" loext:char-shading-value="0" style:font-weight-asian="normal" style:font-weight-complex="normal"/>
    </style:style>
    <style:style style:name="T18" style:family="text">
      <style:text-properties officeooo:rsid="00001613" fo:background-color="transparent" loext:char-shading-value="0" style:font-weight-asian="normal" style:font-weight-complex="normal"/>
    </style:style>
    <style:style style:name="T19" style:family="text">
      <style:text-properties officeooo:rsid="0001c069" fo:background-color="transparent" loext:char-shading-value="0" style:font-weight-asian="normal" style:font-weight-complex="normal"/>
    </style:style>
    <style:style style:name="T20" style:family="text">
      <style:text-properties officeooo:rsid="002bd8d1" fo:background-color="transparent" loext:char-shading-value="0" style:font-weight-asian="normal" style:font-weight-complex="normal"/>
    </style:style>
    <style:style style:name="T21" style:family="text">
      <style:text-properties officeooo:rsid="0005ad24" fo:background-color="transparent" loext:char-shading-value="0"/>
    </style:style>
    <style:style style:name="T22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23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use-window-font-color="true" loext:opacity="0%" officeooo:rsid="0003b413" fo:background-color="transparent" loext:char-shading-value="0" style:font-weight-asian="normal" style:font-weight-complex="normal"/>
    </style:style>
    <style:style style:name="T26" style:family="text">
      <style:text-properties style:use-window-font-color="true" loext:opacity="0%" officeooo:rsid="00072bdd" fo:background-color="transparent" loext:char-shading-value="0" style:font-weight-asian="normal" style:font-weight-complex="normal"/>
    </style:style>
    <style:style style:name="T27" style:family="text">
      <style:text-properties style:use-window-font-color="true" loext:opacity="0%" officeooo:rsid="002bd8d1" fo:background-color="transparent" loext:char-shading-value="0" style:font-weight-asian="normal" style:font-weight-complex="normal"/>
    </style:style>
    <style:style style:name="T28" style:family="text">
      <style:text-properties officeooo:rsid="0022109e"/>
    </style:style>
    <style:style style:name="T29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 loext:resolved="false"><dc:creator>Gauthier Bastien</dc:creator><dc:date>2011-01-13T14:56:41</dc:date><text:p text:style-name="P14">do text</text:p><text:p text:style-name="P14">from document(at=header, format='odt')</text:p></office:annotation><text:span text:style-name="T24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3">S<text:span text:style-name="T28">PW - </text:span>Département des Permis et Autorisations</text:p>
            <text:p text:style-name="P12"><text:span text:style-name="Emphasis"><text:span text:style-name="T9">Avenue Prince de Liège, 15<text:line-break/>5100 </text:span></text:span><text:span text:style-name="Emphasis"><text:span text:style-name="T10">Namur</text:span></text:span></text:p>
            <text:p text:style-name="P11">RECOMMANDÉ</text:p>
          </table:table-cell>
        </table:table-row>
      </table:table>
      <text:p text:style-name="P3"/>
      <text:p text:style-name="P10"><text:span text:style-name="T3">ATTESTATION</text:span><text:span text:style-name="T1"> d'affichage </text:span><text:span text:style-name="T2">D</text:span><text:span text:style-name="T4">U RECOURS</text:span></text:p>
      <text:p text:style-name="P1"/>
      <text:p text:style-name="P1"/>
      <text:p text:style-name="P1"/>
      <text:p text:style-name="P1"><office:annotation loext:resolved="false"><dc:creator>Gauthier Bastien</dc:creator><dc:date>2011-02-16T16:12:24</dc:date><text:p text:style-name="P14">do text if self.hasMultipleApplicants()</text:p></office:annotation><text:span text:style-name="T5">Demandeurs :</text:span> <text:text-input text:description="Demandeurs">self.getApplicantsSignaletic()</text:text-input></text:p>
      <text:p text:style-name="P1"><office:annotation loext:resolved="false"><dc:creator>Gauthier Bastien</dc:creator><dc:date>2011-02-16T16:13:21</dc:date><text:p text:style-name="P14">do text if self.hasSingleApplicant()</text:p></office:annotation><text:span text:style-name="T5">Demandeur :</text:span> <text:text-input text:description="Demandeurs">self.getApplicantsSignaletic()</text:text-input></text:p>
      <text:p text:style-name="P1"><text:span text:style-name="T5">Objet :</text:span> <text:text-input text:description="Objet des travaux">self.getLicenceSubject()</text:text-input></text:p>
      <text:p text:style-name="P1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6"/>
      <text:p text:style-name="P7"><text:span text:style-name="T16">Le Bourgmestre de </text:span><text:span text:style-name="T16"><text:text-input text:description="">tool.getCityName()</text:text-input></text:span><text:span text:style-name="T15"><text:s/>certifie que </text:span><text:span text:style-name="T20">le recours contre la décision</text:span><text:span text:style-name="T16"> du </text:span><text:span text:style-name="T26">Collège communal / </text:span><text:span text:style-name="T27">des Fonctionnaires</text:span><text:span text:style-name="T25">,</text:span><text:span text:style-name="T15"> </text:span><text:span text:style-name="T20">conformément au décret du 5 février 2015 relatif aux implantations commerciales</text:span><text:span text:style-name="T18">,</text:span><text:span text:style-name="T15"> sur </text:span><text:span text:style-name="T16">la demande </text:span><text:span text:style-name="T15">de permis </text:span><text:span text:style-name="T20">intégré</text:span><text:span text:style-name="T17">,</text:span><text:span text:style-name="T15"> a été affiché</text:span><text:span text:style-name="T16">e</text:span><text:span text:style-name="T15"> par l</text:span><text:span text:style-name="T19">a Commune de </text:span><text:span text:style-name="T19"><text:text-input text:description="">tool.getCityName()</text:text-input></text:span><text:span text:style-name="T15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22"><text:s/></text:span><text:span text:style-name="T23">sur la</text:span><text:span text:style-name="T22"> </text:span><text:span text:style-name="T14">parcelle de terrain où les travaux sont à exécuter ou les actes à accomplir </text:span><text:span text:style-name="T21">soit à 4 endroits proc</text:span><text:span text:style-name="T11">hes du lieu d’exploitation le long d’une voirie carrossable, sur le batiment et</text:span> <text:span text:style-name="T11">aux valves de la Commune de Fléron.</text:span></text:p>
      <text:p text:style-name="P7"/>
      <text:p text:style-name="P2"><text:span text:style-name="T12">Fait à </text:span><text:span text:style-name="T12"><text:text-input text:description="">tool.getCityName()</text:text-input></text:span><text:span text:style-name="T12"><text:s/>l</text:span><text:span text:style-name="T13">e </text:span><text:span text:style-name="T13"><text:text-input text:description="">licence_view.format_date()</text:text-input></text:span><text:span text:style-name="T12">.</text:span></text:p>
      <text:p text:style-name="P4"/>
      <text:p text:style-name="P5"><office:annotation loext:resolved="false"><dc:creator>bleybaert</dc:creator><dc:date>2018-07-20T13:49:50</dc:date><meta:creator-initials>ble</meta:creator-initials><text:p text:style-name="P14">do text</text:p><text:p text:style-name="P14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pitch="variable"/>
    <style:font-face style:name="Noto Sans CJK SC Regular" svg:font-family="'Noto Sans CJK SC Regular'" style:font-family-generic="system" style:font-pitch="variable"/>
    <style:font-face style:name="OpenSymbol" svg:font-family="OpenSymbol"/>
    <style:font-face style:name="StarSymbol" svg:font-family="StarSymbol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eybaert</meta:initial-creator>
    <meta:creation-date>2018-07-20T13:46:32.680258066</meta:creation-date>
    <dc:date>2022-10-25T15:13:13.242849192</dc:date>
    <meta:editing-duration>PT22M45S</meta:editing-duration>
    <meta:editing-cycles>25</meta:editing-cycles>
    <meta:generator>LibreOffice/7.3.5.2$Linux_X86_64 LibreOffice_project/30$Build-2</meta:generator>
    <dc:creator>mpnoel</dc:creator>
    <meta:document-statistic meta:table-count="1" meta:image-count="0" meta:object-count="0" meta:page-count="1" meta:paragraph-count="13" meta:word-count="162" meta:character-count="1108" meta:non-whitespace-character-count="984"/>
  </office:meta>
</office:document-meta>
</file>